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2449d" officeooo:paragraph-rsid="0002449d"/>
    </style:style>
    <style:style style:name="P2" style:family="paragraph" style:parent-style-name="Standard">
      <style:text-properties officeooo:rsid="0002449d" officeooo:paragraph-rsid="000269fc"/>
    </style:style>
    <style:style style:name="T1" style:family="text">
      <style:text-properties officeooo:rsid="000269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Details – AngularJS/Django/HTML</text:p>
      <text:p text:style-name="P1"/>
      <text:p text:style-name="P1">For the portion of the project involving dynamic web pages, the pages were built in HTML with css implemented, and the data was accessed through Django. I will briefly digress at this point to address the use of AngularJS in our project. All of the previously-written code for AngularJS was deleted for this phase, and replaced with Django expressions (which, fortunately, are very similar syntactically to AngularJS). A discussion with the TA and other groups revealed to us that AngularJS was not actually required to complete the project, <text:span text:style-name="T1">or at least this phase</text:span>. The structure for using it is still in the repository, should we choose to revisit it in the future.</text:p>
      <text:p text:style-name="P1"/>
      <text:p text:style-name="P1">The data that is now displayed dynamically on the page is routed directly to the page as it loads through Django. This was the primary responsibility of some other members of the group, and I am not privy to the exact details, but the data takes on exactly the same for as it did when I accessed it using a JSON file in a static directory. Django allows for access to data sent into the page as it loads through the use of the double curly brace as an expression tag. The data always comes in under the name 'd', and all data could be dynamically accessed through shared names of fields. This means there is only one page for each type of page we display now.</text:p>
      <text:p text:style-name="P1"/>
      <text:p text:style-name="P2">The code for sending in the data takes place in foodApp/views.py, which is outside of my area of work for this project. As long as it has been sent to a page (whose url is dynamically created in food/urls.py), that page can index the data. The page is then relatively straightforward, <text:span text:style-name="T1">as far as displaying the correct data goes. There are a few loops that use the curly bracket-percent tag, these should also be fairly self explanatory. The most important thing in understanding the page is understanding the underlying data and what the fields are and how they are named. Behind the scenes, we used a simple .txt template to show what the inner dictionaries should look like.</text:span></text:p>
      <text:p text:style-name="P2"/>
      <text:p text:style-name="P2"><text:span text:style-name="T1">Most of the complexity in the current pages comes from the CSS, which I had a very minimal part in implementing. See Mario's documentation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5T16:21:06.371293259</meta:creation-date>
    <dc:date>2015-07-15T16:57:43.854519550</dc:date>
    <meta:editing-duration>PT21M12S</meta:editing-duration>
    <meta:editing-cycles>1</meta:editing-cycles>
    <meta:document-statistic meta:table-count="0" meta:image-count="0" meta:object-count="0" meta:page-count="1" meta:paragraph-count="5" meta:word-count="387" meta:character-count="2203" meta:non-whitespace-character-count="1820"/>
    <meta:generator>LibreOffice/4.2.8.2$Linux_X86_64 LibreOffice_project/420m0$Build-2</meta:generator>
  </office:meta>
</office:document-meta>
</file>